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c950" officeooo:paragraph-rsid="0011c950"/>
    </style:style>
    <style:style style:name="P2" style:family="paragraph" style:parent-style-name="Text_20_body">
      <style:text-properties officeooo:rsid="0012edb0" officeooo:paragraph-rsid="0012edb0"/>
    </style:style>
    <style:style style:name="P3" style:family="paragraph" style:parent-style-name="Text_20_body">
      <style:paragraph-properties fo:text-align="justify" style:justify-single-word="false"/>
      <style:text-properties officeooo:rsid="00183b75" officeooo:paragraph-rsid="00183b75"/>
    </style:style>
    <style:style style:name="P4" style:family="paragraph" style:parent-style-name="Standard" style:list-style-name="L1">
      <style:text-properties officeooo:paragraph-rsid="0006f79e"/>
    </style:style>
    <style:style style:name="P5" style:family="paragraph" style:parent-style-name="Standard" style:list-style-name="L1">
      <style:text-properties style:font-name="Segoe UI" officeooo:rsid="0006f79e" officeooo:paragraph-rsid="0006f79e"/>
    </style:style>
    <style:style style:name="P6" style:family="paragraph" style:parent-style-name="Standard" style:list-style-name="L1">
      <style:text-properties style:font-name="Segoe UI" officeooo:rsid="0013df2a" officeooo:paragraph-rsid="0013df2a"/>
    </style:style>
    <style:style style:name="P7" style:family="paragraph" style:parent-style-name="Text_20_body" style:list-style-name="L2">
      <style:text-properties officeooo:paragraph-rsid="001da587"/>
    </style:style>
    <style:style style:name="P8" style:family="paragraph" style:parent-style-name="Text_20_body" style:list-style-name="L2">
      <style:text-properties officeooo:rsid="000d8da8" officeooo:paragraph-rsid="0012edb0"/>
    </style:style>
    <style:style style:name="P9" style:family="paragraph" style:parent-style-name="Text_20_body" style:list-style-name="L2">
      <style:text-properties officeooo:rsid="001527fa" officeooo:paragraph-rsid="001527fa"/>
    </style:style>
    <style:style style:name="P10" style:family="paragraph" style:parent-style-name="Text_20_body" style:list-style-name="L3">
      <style:text-properties officeooo:rsid="00096f5f" officeooo:paragraph-rsid="00096f5f"/>
    </style:style>
    <style:style style:name="P11" style:family="paragraph" style:parent-style-name="Text_20_body" style:list-style-name="L3">
      <style:paragraph-properties fo:text-align="start" style:justify-single-word="false"/>
      <style:text-properties officeooo:rsid="000add01" officeooo:paragraph-rsid="00212fd7"/>
    </style:style>
    <style:style style:name="P12" style:family="paragraph" style:parent-style-name="Text_20_body" style:list-style-name="L3">
      <style:text-properties officeooo:rsid="000add01" officeooo:paragraph-rsid="000add01"/>
    </style:style>
    <style:style style:name="P13" style:family="paragraph" style:parent-style-name="Text_20_body" style:list-style-name="L3">
      <style:paragraph-properties fo:text-align="start" style:justify-single-word="false"/>
      <style:text-properties style:text-line-through-style="none" style:text-line-through-type="none" officeooo:rsid="000b21a3" officeooo:paragraph-rsid="000b21a3"/>
    </style:style>
    <style:style style:name="P14" style:family="paragraph" style:parent-style-name="Text_20_body" style:list-style-name="L3">
      <style:paragraph-properties fo:text-align="start" style:justify-single-word="false"/>
      <style:text-properties style:text-line-through-style="none" style:text-line-through-type="none" officeooo:rsid="000f7eac" officeooo:paragraph-rsid="000f7eac"/>
    </style:style>
    <style:style style:name="P15" style:family="paragraph" style:parent-style-name="Text_20_body" style:list-style-name="L3">
      <style:paragraph-properties fo:text-align="start" style:justify-single-word="false"/>
      <style:text-properties style:text-line-through-style="none" style:text-line-through-type="none" officeooo:rsid="0010db23" officeooo:paragraph-rsid="0010db23"/>
    </style:style>
    <style:style style:name="P16" style:family="paragraph" style:parent-style-name="Text_20_body" style:list-style-name="L3">
      <style:text-properties style:text-line-through-style="none" style:text-line-through-type="none" officeooo:rsid="001981c5" officeooo:paragraph-rsid="001981c5"/>
    </style:style>
    <style:style style:name="P17" style:family="paragraph" style:parent-style-name="Text_20_body" style:list-style-name="L3">
      <style:text-properties style:text-line-through-style="none" style:text-line-through-type="none" officeooo:rsid="001b0738" officeooo:paragraph-rsid="001b0738"/>
    </style:style>
    <style:style style:name="P18" style:family="paragraph" style:parent-style-name="Text_20_body" style:list-style-name="L3">
      <style:text-properties style:text-line-through-style="none" style:text-line-through-type="none" officeooo:rsid="001bda02" officeooo:paragraph-rsid="001bda02"/>
    </style:style>
    <style:style style:name="P19" style:family="paragraph" style:parent-style-name="Text_20_body" style:list-style-name="L3">
      <style:text-properties officeooo:rsid="000b21a3" officeooo:paragraph-rsid="000b21a3"/>
    </style:style>
    <style:style style:name="P20" style:family="paragraph" style:parent-style-name="Text_20_body" style:list-style-name="L3">
      <style:text-properties style:text-line-through-style="solid" style:text-line-through-type="single" officeooo:rsid="000b21a3" officeooo:paragraph-rsid="000b21a3"/>
    </style:style>
    <style:style style:name="P21" style:family="paragraph" style:parent-style-name="Text_20_body" style:list-style-name="L3">
      <style:text-properties style:text-line-through-style="solid" style:text-line-through-type="single" officeooo:rsid="000fa0f2" officeooo:paragraph-rsid="000fa0f2"/>
    </style:style>
    <style:style style:name="P22" style:family="paragraph" style:parent-style-name="Text_20_body" style:list-style-name="L3">
      <style:text-properties style:text-line-through-style="solid" style:text-line-through-type="single" officeooo:rsid="001977c6" officeooo:paragraph-rsid="001977c6"/>
    </style:style>
    <style:style style:name="P23" style:family="paragraph" style:parent-style-name="Text_20_body" style:list-style-name="L3">
      <style:text-properties style:text-line-through-style="solid" style:text-line-through-type="single" officeooo:rsid="00183b75" officeooo:paragraph-rsid="00183b75"/>
    </style:style>
    <style:style style:name="P24" style:family="paragraph" style:parent-style-name="Text_20_body" style:list-style-name="L3">
      <style:text-properties style:text-line-through-style="solid" style:text-line-through-type="single" officeooo:rsid="001981c5" officeooo:paragraph-rsid="001981c5"/>
    </style:style>
    <style:style style:name="P25" style:family="paragraph" style:parent-style-name="Text_20_body" style:list-style-name="L4">
      <style:text-properties officeooo:rsid="0012edb0" officeooo:paragraph-rsid="0012edb0"/>
    </style:style>
    <style:style style:name="P26" style:family="paragraph" style:parent-style-name="Text_20_body" style:list-style-name="L4">
      <style:text-properties officeooo:rsid="0012edb0" officeooo:paragraph-rsid="00183b75"/>
    </style:style>
    <style:style style:name="P27" style:family="paragraph" style:parent-style-name="Text_20_body" style:list-style-name="L4">
      <style:text-properties officeooo:rsid="001f2e4c" officeooo:paragraph-rsid="001f2e4c"/>
    </style:style>
    <style:style style:name="P28" style:family="paragraph" style:parent-style-name="Text_20_body">
      <style:text-properties officeooo:rsid="001f2e4c" officeooo:paragraph-rsid="001f2e4c"/>
    </style:style>
    <style:style style:name="P29" style:family="paragraph" style:parent-style-name="Text_20_body" style:list-style-name="L3">
      <style:paragraph-properties fo:text-align="start" style:justify-single-word="false"/>
      <style:text-properties officeooo:rsid="0020710e" officeooo:paragraph-rsid="00212fd7"/>
    </style:style>
    <style:style style:name="P30" style:family="paragraph" style:parent-style-name="Text_20_body" style:list-style-name="L3">
      <style:text-properties officeooo:rsid="00242a3f" officeooo:paragraph-rsid="00242a3f"/>
    </style:style>
    <style:style style:name="P31" style:family="paragraph" style:parent-style-name="Heading_20_1">
      <style:text-properties style:font-name="Segoe UI" officeooo:rsid="0006f79e" officeooo:paragraph-rsid="0006f79e"/>
    </style:style>
    <style:style style:name="P32" style:family="paragraph" style:parent-style-name="Heading_20_2">
      <style:text-properties style:font-name="Segoe UI" officeooo:rsid="0006f79e" officeooo:paragraph-rsid="0006f79e"/>
    </style:style>
    <style:style style:name="P33" style:family="paragraph" style:parent-style-name="Heading_20_2">
      <style:text-properties officeooo:rsid="00096f5f" officeooo:paragraph-rsid="00096f5f"/>
    </style:style>
    <style:style style:name="P34" style:family="paragraph" style:parent-style-name="Heading_20_2">
      <style:text-properties officeooo:rsid="000b21a3" officeooo:paragraph-rsid="000b21a3"/>
    </style:style>
    <style:style style:name="P35" style:family="paragraph" style:parent-style-name="Heading_20_2">
      <style:text-properties officeooo:rsid="0011c950" officeooo:paragraph-rsid="0011c950"/>
    </style:style>
    <style:style style:name="P36" style:family="paragraph" style:parent-style-name="Heading_20_2">
      <style:text-properties officeooo:rsid="001f2e4c" officeooo:paragraph-rsid="001f2e4c"/>
    </style:style>
    <style:style style:name="P37" style:family="paragraph" style:parent-style-name="Heading_20_3">
      <style:text-properties officeooo:rsid="000d8da8" officeooo:paragraph-rsid="000d8da8"/>
    </style:style>
    <style:style style:name="T1" style:family="text">
      <style:text-properties style:font-name="Segoe UI" officeooo:rsid="0006f79e"/>
    </style:style>
    <style:style style:name="T2" style:family="text">
      <style:text-properties officeooo:rsid="001527fa"/>
    </style:style>
    <style:style style:name="T3" style:family="text">
      <style:text-properties officeooo:rsid="0017d8c0"/>
    </style:style>
    <style:style style:name="T4" style:family="text">
      <style:text-properties officeooo:rsid="00183b75"/>
    </style:style>
    <style:style style:name="T5" style:family="text">
      <style:text-properties officeooo:rsid="0019d674"/>
    </style:style>
    <style:style style:name="T6" style:family="text">
      <style:text-properties officeooo:rsid="0019fe18"/>
    </style:style>
    <style:style style:name="T7" style:family="text">
      <style:text-properties officeooo:rsid="001bdec0"/>
    </style:style>
    <style:style style:name="T8" style:family="text">
      <style:text-properties officeooo:rsid="001da587"/>
    </style:style>
    <style:style style:name="T9" style:family="text">
      <style:text-properties officeooo:rsid="000d8da8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officeooo:rsid="001f2e4c"/>
    </style:style>
    <style:style style:name="T12" style:family="text">
      <style:text-properties officeooo:rsid="002481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Documentation for the katamaran web app</text:h>
      <text:h text:style-name="P32" text:outline-level="2">Technologies used</text:h>
      <text:list xml:id="list2602399487" text:style-name="L1">
        <text:list-item>
          <text:p text:style-name="P5">HTML5</text:p>
        </text:list-item>
        <text:list-item>
          <text:p text:style-name="P5">CSS3</text:p>
        </text:list-item>
        <text:list-item>
          <text:p text:style-name="P6">Node 12.14.0</text:p>
        </text:list-item>
        <text:list-item>
          <text:p text:style-name="P4"><text:span text:style-name="T1">React </text:span>16.12.0</text:p>
        </text:list-item>
      </text:list>
      <text:h text:style-name="P37" text:outline-level="3">Libraries and dependencies</text:h>
      <text:list xml:id="list3112256379" text:style-name="L2">
        <text:list-item>
          <text:p text:style-name="P8">React router - <text:a xlink:type="simple" xlink:href="https://reacttraining.com/react-router/web/guides/quick-start" text:style-name="Internet_20_link" text:visited-style-name="Visited_20_Internet_20_Link">https://reacttraining.com/react-router/web/guides/quick-start</text:a></text:p>
        </text:list-item>
        <text:list-item>
          <text:p text:style-name="P9">React date picker - <text:a xlink:type="simple" xlink:href="https://reactdatepicker.com/" text:style-name="Internet_20_link" text:visited-style-name="Visited_20_Internet_20_Link">https://reactdatepicker.com/</text:a></text:p>
        </text:list-item>
        <text:list-item>
          <text:p text:style-name="P7"><text:span text:style-name="T8">Leaflet 1.6.0</text:span></text:p>
        </text:list-item>
        <text:list-item>
          <text:p text:style-name="P7">React Leaflet 2.6.1</text:p>
        </text:list-item>
        <text:list-item>
          <text:p text:style-name="P7">Papa parse</text:p>
        </text:list-item>
        <text:list-item>
          <text:p text:style-name="P7"><text:span text:style-name="T9">Chart js ??????????????</text:span></text:p>
        </text:list-item>
      </text:list>
      <text:h text:style-name="P33" text:outline-level="2">Tasks to do</text:h>
      <text:list xml:id="list3214661608" text:style-name="L3">
        <text:list-item>
          <text:p text:style-name="P10">Finish manifest</text:p>
          <text:list>
            <text:list-item>
              <text:p text:style-name="P10">find suitable icons</text:p>
            </text:list-item>
          </text:list>
        </text:list-item>
        <text:list-item>
          <text:p text:style-name="P11">Style – no bootstrap</text:p>
          <text:list>
            <text:list-item>
              <text:p text:style-name="P29">Uniform styling – either css or inline, all over the place as is</text:p>
            </text:list-item>
            <text:list-item>
              <text:p text:style-name="P13">Header – could look better:</text:p>
              <text:list>
                <text:list-item>
                  <text:p text:style-name="P14">style active tab?</text:p>
                </text:list-item>
                <text:list-item>
                  <text:p text:style-name="P15">Stretching vertically</text:p>
                </text:list-item>
              </text:list>
            </text:list-item>
            <text:list-item>
              <text:p text:style-name="P19">Main <text:span text:style-name="T5">component</text:span>:</text:p>
              <text:list>
                <text:list-item>
                  <text:p text:style-name="P23">Write the sidebar not as a component but as part of main. </text:p>
                </text:list-item>
              </text:list>
            </text:list-item>
            <text:list-item>
              <text:p text:style-name="P19">Footer:</text:p>
              <text:list>
                <text:list-item>
                  <text:p text:style-name="P20">Proper size for icon list</text:p>
                </text:list-item>
                <text:list-item>
                  <text:p text:style-name="P20">Proper size for icons</text:p>
                </text:list-item>
                <text:list-item>
                  <text:p text:style-name="P20">links for icons</text:p>
                </text:list-item>
              </text:list>
            </text:list-item>
          </text:list>
        </text:list-item>
        <text:list-item>
          <text:p text:style-name="P16">Implement filtering data</text:p>
        </text:list-item>
        <text:list-item>
          <text:p text:style-name="P12">Take care of <text:span text:style-name="T2">maps</text:span>:</text:p>
          <text:list>
            <text:list-item>
              <text:p text:style-name="P21">install pigeon:</text:p>
              <text:list>
                <text:list-item>
                  <text:p text:style-name="P22">zoom and shit for basic movement</text:p>
                </text:list-item>
                <text:list-item>
                  <text:p text:style-name="P24"><text:soft-page-break/>rewrite into function maybe</text:p>
                </text:list-item>
              </text:list>
            </text:list-item>
            <text:list-item>
              <text:p text:style-name="P22">try out the marker thing with given data </text:p>
            </text:list-item>
            <text:list-item>
              <text:p text:style-name="P17"><text:span text:style-name="T10">Get a mapbox token <text:s/>(as per </text:span><text:a xlink:type="simple" xlink:href="https://github.com/mariusandra/pigeon-maps/blob/master/demo/demo.js" text:style-name="Internet_20_link" text:visited-style-name="Visited_20_Internet_20_Link"><text:span text:style-name="T10">https://github.com/mariusandra/pigeon-maps/blob/master/demo/demo.js</text:span></text:a><text:span text:style-name="T10">) </text:span></text:p>
            </text:list-item>
            <text:list-item>
              <text:p text:style-name="P18">Drawing lines between markers – overlay (image is a line). Anchor at one point. Calculate offest (prop) from difference between this marker and the next one. <text:span text:style-name="T7">Repeat for all points.</text:span></text:p>
            </text:list-item>
          </text:list>
        </text:list-item>
        <text:list-item>
          <text:p text:style-name="P12">Take care of <text:span text:style-name="T2">graphs</text:span></text:p>
        </text:list-item>
        <text:list-item>
          <text:p text:style-name="P30">Standardize file upload – <text:span text:style-name="T12">filters maybe</text:span></text:p>
        </text:list-item>
        <text:list-item>
          <text:p text:style-name="P19"><text:span text:style-name="T6">W</text:span>rite some help</text:p>
        </text:list-item>
      </text:list>
      <text:h text:style-name="P34" text:outline-level="2">How the app works</text:h>
      <text:p text:style-name="P2">Base structure is like this:</text:p>
      <text:list xml:id="list278707511" text:style-name="L4">
        <text:list-item>
          <text:p text:style-name="P25">Fetch data <text:span text:style-name="T4">(on mount or interval)</text:span></text:p>
        </text:list-item>
        <text:list-item>
          <text:p text:style-name="P25">Assign fetched data to the state of whichever of the main tabs is open at the moment</text:p>
        </text:list-item>
        <text:list-item>
          <text:p text:style-name="P25">Choose one <text:span text:style-name="T11">of the modules</text:span> </text:p>
        </text:list-item>
        <text:list-item>
          <text:p text:style-name="P27">Choose one parameter of the module</text:p>
        </text:list-item>
        <text:list-item>
          <text:p text:style-name="P25">Display the data as a graph or a map</text:p>
        </text:list-item>
        <text:list-item>
          <text:p text:style-name="P26">Request more data → back to step 1</text:p>
        </text:list-item>
      </text:list>
      <text:p text:style-name="P3">The sidebar with filters is a part of the any given main component. The proper map or chart component is its child and is handed props in the form of the parent’s state. </text:p>
      <text:h text:style-name="P36" text:outline-level="2">Graphs</text:h>
      <text:p text:style-name="P28">To do – i’m not doing it</text:p>
      <text:h text:style-name="P36" text:outline-level="2">Maps</text:h>
      <text:p text:style-name="P28">Using leaflet. Need to upload a file of the polygon of wherever the tests are taking place. </text:p>
      <text:h text:style-name="P35" text:outline-level="2">Notes</text:h>
      <text:p text:style-name="P1">Sidebar is not a component on its own since it would be overkill with an app this small. <text:span text:style-name="T3">Passing props from child back to parent is too bothersome anyway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47:33.576454278</meta:creation-date>
    <dc:date>2020-01-19T00:49:43.541705563</dc:date>
    <meta:editing-duration>P1DT13H26M43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2" meta:paragraph-count="53" meta:word-count="358" meta:character-count="1972" meta:non-whitespace-character-count="1694"/>
  </office:meta>
</office:document-meta>
</file>